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fo:margin-left="-0.0007in" fo:margin-top="0in" fo:margin-bottom="0in" table:align="left" style:writing-mode="lr-tb"/>
    </style:style>
    <style:style style:name="Table1.A" style:family="table-column">
      <style:table-column-properties style:column-width="3.462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.B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fo:margin-left="-0.0007in" fo:margin-top="0in" fo:margin-bottom="0in" table:align="left" style:writing-mode="lr-tb"/>
    </style:style>
    <style:style style:name="Table2.A" style:family="table-column">
      <style:table-column-properties style:column-width="3.462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.B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5" style:family="table">
      <style:table-properties style:width="6.9271in" fo:margin-left="-0.0007in" fo:margin-top="0in" fo:margin-bottom="0in" table:align="left" style:writing-mode="lr-tb"/>
    </style:style>
    <style:style style:name="Table5.A" style:family="table-column">
      <style:table-column-properties style:column-width="0.625in"/>
    </style:style>
    <style:style style:name="Table5.B" style:family="table-column">
      <style:table-column-properties style:column-width="0.6875in"/>
    </style:style>
    <style:style style:name="Table5.C" style:family="table-column">
      <style:table-column-properties style:column-width="5.6146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5.C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3125in"/>
    </style:style>
    <style:style style:name="Table4.B" style:family="table-column">
      <style:table-column-properties style:column-width="2.2486in"/>
    </style:style>
    <style:style style:name="Table4.C" style:family="table-column">
      <style:table-column-properties style:column-width="2.2479in"/>
    </style:style>
    <style:style style:name="Table4.D" style:family="table-column">
      <style:table-column-properties style:column-width="2.118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ceaf7" officeooo:paragraph-rsid="000ceaf7"/>
    </style:style>
    <style:style style:name="P2" style:family="paragraph" style:parent-style-name="Standard">
      <style:text-properties officeooo:paragraph-rsid="000ceaf7"/>
    </style:style>
    <style:style style:name="P3" style:family="paragraph" style:parent-style-name="Standard">
      <style:text-properties officeooo:rsid="000d5692" officeooo:paragraph-rsid="000d5692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break-before="page"/>
      <style:text-properties officeooo:paragraph-rsid="000ceaf7"/>
    </style:style>
    <style:style style:name="P6" style:family="paragraph" style:parent-style-name="Standard">
      <style:paragraph-properties fo:break-before="page"/>
      <style:text-properties officeooo:rsid="000ef4a4" officeooo:paragraph-rsid="000ef4a4"/>
    </style:style>
    <style:style style:name="P7" style:family="paragraph" style:parent-style-name="Table_20_Contents">
      <style:text-properties officeooo:paragraph-rsid="000ceaf7"/>
    </style:style>
    <style:style style:name="P8" style:family="paragraph" style:parent-style-name="Table_20_Contents">
      <style:text-properties officeooo:rsid="000d5692" officeooo:paragraph-rsid="000d5692"/>
    </style:style>
    <style:style style:name="P9" style:family="paragraph" style:parent-style-name="Table_20_Contents">
      <style:text-properties officeooo:paragraph-rsid="000e4524"/>
    </style:style>
    <style:style style:name="P10" style:family="paragraph" style:parent-style-name="Table_20_Contents">
      <style:text-properties officeooo:rsid="0010d858" officeooo:paragraph-rsid="0010d858"/>
    </style:style>
    <style:style style:name="P11" style:family="paragraph" style:parent-style-name="Table_20_Contents">
      <style:text-properties officeooo:rsid="0010d858" officeooo:paragraph-rsid="00121194"/>
    </style:style>
    <style:style style:name="P12" style:family="paragraph" style:parent-style-name="Table_20_Contents">
      <style:text-properties officeooo:paragraph-rsid="00121194"/>
    </style:style>
    <style:style style:name="P13" style:family="paragraph" style:parent-style-name="Table_20_Contents">
      <style:text-properties officeooo:rsid="00121194" officeooo:paragraph-rsid="00121194"/>
    </style:style>
    <style:style style:name="P14" style:family="paragraph" style:parent-style-name="Table_20_Contents">
      <style:paragraph-properties fo:text-align="start" style:justify-single-word="false" style:writing-mode="lr-tb"/>
      <style:text-properties officeooo:paragraph-rsid="000ceaf7"/>
    </style:style>
    <style:style style:name="P15" style:family="paragraph" style:parent-style-name="Table_20_Contents">
      <style:paragraph-properties fo:text-align="start" style:justify-single-word="false" style:writing-mode="lr-tb"/>
      <style:text-properties style:text-position="sub 58%" fo:font-weight="normal" officeooo:paragraph-rsid="000ceaf7" style:font-weight-asian="normal" style:font-weight-complex="normal"/>
    </style:style>
    <style:style style:name="P16" style:family="paragraph" style:parent-style-name="Standard">
      <style:text-properties officeooo:rsid="000ceaf7" officeooo:paragraph-rsid="000ceaf7"/>
    </style:style>
    <style:style style:name="P17" style:family="paragraph" style:parent-style-name="Standard">
      <style:text-properties style:rfc-language-tag="en-GB-oed" fo:language="en" fo:country="GB" officeooo:rsid="001e13a5" officeooo:paragraph-rsid="001563f6"/>
    </style:style>
    <style:style style:name="P18" style:family="paragraph" style:parent-style-name="Standard">
      <style:text-properties officeooo:paragraph-rsid="001563f6"/>
    </style:style>
    <style:style style:name="P19" style:family="paragraph" style:parent-style-name="Table_20_Contents">
      <style:text-properties fo:font-weight="normal" officeooo:rsid="000d5692" officeooo:paragraph-rsid="000d5692" style:font-weight-asian="normal" style:font-weight-complex="normal"/>
    </style:style>
    <style:style style:name="P20" style:family="paragraph" style:parent-style-name="Table_20_Contents">
      <style:text-properties fo:font-weight="normal" officeooo:rsid="000d5692" officeooo:paragraph-rsid="000ef4a4" style:font-weight-asian="normal" style:font-weight-complex="normal"/>
    </style:style>
    <style:style style:name="P21" style:family="paragraph" style:parent-style-name="Table_20_Contents">
      <style:text-properties fo:font-weight="normal" officeooo:rsid="000ef4a4" officeooo:paragraph-rsid="000ef4a4" style:font-weight-asian="normal" style:font-weight-complex="normal"/>
    </style:style>
    <style:style style:name="P22" style:family="paragraph" style:parent-style-name="Table_20_Contents">
      <style:text-properties officeooo:rsid="00121194" officeooo:paragraph-rsid="00121194"/>
    </style:style>
    <style:style style:name="P23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118fc3" officeooo:paragraph-rsid="001563f6"/>
    </style:style>
    <style:style style:name="P24" style:family="paragraph" style:parent-style-name="Table_20_Contents">
      <style:text-properties style:text-line-through-style="solid" style:text-line-through-type="single" style:rfc-language-tag="en-GB-oed" fo:language="en" fo:country="GB" officeooo:rsid="00118fc3" officeooo:paragraph-rsid="001563f6"/>
    </style:style>
    <style:style style:name="P25" style:family="paragraph" style:parent-style-name="Table_20_Contents">
      <style:text-properties style:text-line-through-style="none" style:text-line-through-type="none" style:rfc-language-tag="en-GB-oed" fo:language="en" fo:country="GB" officeooo:rsid="001e13a5" officeooo:paragraph-rsid="001563f6"/>
    </style:style>
    <style:style style:name="T1" style:family="text">
      <style:text-properties officeooo:rsid="000ceaf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position="sub 58%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>
      <style:text-properties style:text-position="sub 58%" fo:font-weight="bold" style:font-weight-asian="bold" style:font-weight-complex="bold"/>
    </style:style>
    <style:style style:name="T6" style:family="text">
      <style:text-properties style:text-position="0% 100%" fo:font-size="12pt" fo:font-weight="bold" style:font-size-asian="12pt" style:font-weight-asian="bold" style:font-weight-complex="bold"/>
    </style:style>
    <style:style style:name="T7" style:family="text">
      <style:text-properties style:text-position="0% 100%" fo:font-size="12pt" fo:font-weight="normal" style:font-size-asian="12pt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086945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position="super 58%" fo:font-weight="normal" style:font-weight-asian="normal" style:font-weight-complex="normal"/>
    </style:style>
    <style:style style:name="T14" style:family="text">
      <style:text-properties style:text-position="super 58%" officeooo:rsid="0010d858"/>
    </style:style>
    <style:style style:name="T15" style:family="text">
      <style:text-properties officeooo:rsid="000ef4a4"/>
    </style:style>
    <style:style style:name="T16" style:family="text">
      <style:text-properties officeooo:rsid="0010d858"/>
    </style:style>
    <style:style style:name="T17" style:family="text">
      <style:text-properties officeooo:rsid="001211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3">5</text:p>
          </table:table-cell>
          <table:table-cell table:style-name="Table4.A1" office:value-type="string">
            <text:p text:style-name="P24">what is a theory of language</text:p>
            <text:p text:style-name="P25">Morphology Intro</text:p>
          </table:table-cell>
          <table:table-cell table:style-name="Table4.A1" office:value-type="string">
            <text:p text:style-name="P17">SIEG chapter 16 sections 4.1, 4.2, .4.4, 4.5, 4.6</text:p>
          </table:table-cell>
          <table:table-cell table:style-name="Table4.D1" office:value-type="string">
            <text:p text:style-name="P17">exercises 1, 2, 6, 10</text:p>
          </table:table-cell>
        </table:table-row>
      </table:table>
      <text:p text:style-name="P18"/>
      <text:p text:style-name="P2">1. Explain why ing is an inflectional suffix in [i] but a lexical one in [ii] :</text:p>
      <text:p text:style-name="P2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">i They 're build<text:span text:style-name="T2">ing</text:span> more town houses at the end of the street.</text:p>
          </table:table-cell>
          <table:table-cell table:style-name="Table1.B1" office:value-type="string">
            <text:p text:style-name="P7"/>
            <text:p text:style-name="P7"/>
            <text:p text:style-name="P14">building<text:span text:style-name="T3">verb</text:span> → [build]<text:span text:style-name="T4">verb</text:span><text:span text:style-name="T5"> </text:span><text:span text:style-name="T6">+ </text:span><text:span text:style-name="T7">[ing]</text:span><text:span text:style-name="T4">verb</text:span></text:p>
            <text:p text:style-name="P7"/>
            <text:p text:style-name="P7"><text:span text:style-name="T1">- </text:span>ing does not change the category of the base, </text:p>
            <text:p text:style-name="P7"><text:span text:style-name="T1">- </text:span>is fully productive (applies to all verbs), </text:p>
            <text:p text:style-name="P7"><text:span text:style-name="T1">- </text:span>has a predictable meaning</text:p>
            <text:p text:style-name="P7"/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ii We left the build<text:span text:style-name="T2">ing</text:span> by the back exit.</text:p>
          </table:table-cell>
          <table:table-cell table:style-name="Table1.B1" office:value-type="string">
            <text:p text:style-name="P7"/>
            <text:p text:style-name="P14">building<text:span text:style-name="T3">noun</text:span> → [build]<text:span text:style-name="T4">verb</text:span><text:span text:style-name="T5"> </text:span><text:span text:style-name="T6">+ </text:span><text:span text:style-name="T7">[ing]</text:span><text:span text:style-name="T4">noun</text:span></text:p>
            <text:p text:style-name="P15"/>
            <text:p text:style-name="P7"><text:span text:style-name="T1">- </text:span>ing changes the category of the base; </text:p>
            <text:p text:style-name="P7"><text:span text:style-name="T1">- </text:span>not fully productive &amp; predictable (not all verbs form nouns meaning the concrete product of the process denoted by the base … if it were so, for example, we would expect <text:span text:style-name="T8">talking</text:span><text:span text:style-name="T9"> to mean also something like </text:span><text:span text:style-name="T8">speech</text:span><text:span text:style-name="T9">, which is not the case);</text:span></text:p>
            <text:p text:style-name="P7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6"/>
      <text:p text:style-name="P3">2<text:span text:style-name="T10">. Explain carefully why the suffix ·ish (as in greenish, sweetish, newish) is N OT one of the inflectional suffixes of English.</text:span></text:p>
      <text:p text:style-name="P3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/>
            <text:p text:style-name="P8">An inflectional suffix <text:span text:style-name="T15">should</text:span>:</text:p>
            <text:p text:style-name="P8"><text:s text:c="2"/></text:p>
            <text:p text:style-name="P8"><text:s text:c="3"/>- have some grammatical motivation for it’s occurrence (e.g., the <text:span text:style-name="T11">-s</text:span> in Mary swim<text:span text:style-name="T11">s </text:span><text:span text:style-name="T12">appears there as agreement with the 3</text:span><text:span text:style-name="T13">rd</text:span><text:span text:style-name="T12"> <text:s/>person singular subject ‘Mary’)</text:span></text:p>
            <text:p text:style-name="P19"><text:s text:c="3"/>- be fully productive (e.g., as inflexion for grade is in adjectives and tense inflection in verbs) </text:p>
            <text:p text:style-name="P20"><text:s text:c="3"/>- <text:s/>have predictable meaning.</text:p>
            <text:p text:style-name="P21"><text:s text:c="3"/>- <text:s/>NOT change the category of the base it applies to</text:p>
            <text:p text:style-name="Table_20_Contents"/>
            <text:p text:style-name="Table_20_Contents"/>
          </table:table-cell>
        </table:table-row>
        <table:table-row>
          <table:table-cell table:style-name="Table3.A2" office:value-type="string">
            <text:p text:style-name="P12"><text:s/><text:span text:style-name="T17">(full credit for just one reason)</text:span></text:p>
            <text:p text:style-name="P12"><text:s/></text:p>
            <text:p text:style-name="Table_20_Contents"><text:s/><text:span text:style-name="T17">- The -ish suffix does not change the category of the adjectives it concatenates with.</text:span></text:p>
            <text:p text:style-name="Table_20_Contents"/>
            <text:p text:style-name="Table_20_Contents"><text:s/><text:span text:style-name="T15">But it’s <text:s/>meaning is NOT uniformly predicable. Sometimes it means ‘similar to’ and sometimes ‘close to’ </text:span></text:p>
            <text:p text:style-name="Table_20_Contents"/>
            <text:p text:style-name="P12"><text:s/><text:span text:style-name="T17">- It has no grammatical motivation. </text:span></text:p>
            <text:p text:style-name="P12"/>
            <text:p text:style-name="P13">EXPLANATION</text:p>
            <text:p text:style-name="P12"><text:span text:style-name="T16">When something is inflected it has a specific syntactic context that it requires. For example, you can’t use the 3ps swims when the subject is anything else than 3</text:span><text:span text:style-name="T14">rd</text:span><text:span text:style-name="T16"> person singular:</text:span></text:p>
            <text:p text:style-name="Table_20_Contents"/>
            <text:p text:style-name="P10">* I swims</text:p>
            <text:p text:style-name="P10"/>
            <text:p text:style-name="P11">and you can’t use an uninflected adjective <text:span text:style-name="T17">in the context where an inflected one is allowed:</text:span></text:p>
            <text:p text:style-name="P11"/>
            <text:p text:style-name="P13">*Mary is tall than Bob. </text:p>
            <text:p text:style-name="P9"><text:s/></text:p>
            <text:p text:style-name="P13">this is not the case with -ish. In any context you use the -ish form it is also possible to use the non -ish form. </text:p>
            <text:p text:style-name="P13"/>
            <text:p text:style-name="P13">The grass is green.</text:p>
            <text:p text:style-name="P13">The grass is greenish. </text:p>
            <text:p text:style-name="P9"/>
            <text:p text:style-name="P9"/>
            <text:p text:style-name="Table_20_Contents"/>
          </table:table-cell>
        </table:table-row>
      </table:table>
      <text:p text:style-name="P3"/>
      <text:p text:style-name="P5">6. <text:s/>Rewrite these examples with all noun phrases changed to their plural counteparts and all present-tense verbs changed to the correct preterite form.­</text:p>
      <text:p text:style-name="P2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"/>
            <text:p text:style-name="P2">The other student sings in a rock band.</text:p>
            <text:p text:style-name="P2"/>
          </table:table-cell>
          <table:table-cell table:style-name="Table2.B1" office:value-type="string">
            <text:p text:style-name="P7"/>
            <text:p text:style-name="P7">The other students sang in rock bands.</text:p>
          </table:table-cell>
        </table:table-row>
        <table:table-row table:style-name="Table2.1">
          <table:table-cell table:style-name="Table2.A1" office:value-type="string">
            <text:p text:style-name="P2"/>
            <text:p text:style-name="P2">The TV series made from that novel is as good as any film ever made</text:p>
            <text:p text:style-name="P2"/>
          </table:table-cell>
          <table:table-cell table:style-name="Table2.B1" office:value-type="string">
            <text:p text:style-name="P7"/>
            <text:p text:style-name="P7">The TV series made from those novels are as good as any films ever made</text:p>
          </table:table-cell>
        </table:table-row>
        <table:table-row table:style-name="Table2.1">
          <table:table-cell table:style-name="Table2.A1" office:value-type="string">
            <text:p text:style-name="P7"/>
            <text:p text:style-name="P2">The bison roams the prairie and the</text:p>
            <text:p text:style-name="P2">wolf preys on the deer in the forest.</text:p>
            <text:p text:style-name="P7"/>
          </table:table-cell>
          <table:table-cell table:style-name="Table2.B1" office:value-type="string">
            <text:p text:style-name="P7"/>
            <text:p text:style-name="P7">The bison roamed the prairies and the wolves prey on the deer in the forest(s)</text:p>
          </table:table-cell>
        </table:table-row>
        <table:table-row table:style-name="Table2.1">
          <table:table-cell table:style-name="Table2.A1" office:value-type="string">
            <text:p text:style-name="P2">The man drives the Mercedes into a</text:p>
            <text:p text:style-name="P2">garage and hopes no thief has a key to</text:p>
            <text:p text:style-name="P2">the building.</text:p>
          </table:table-cell>
          <table:table-cell table:style-name="Table2.B1" office:value-type="string">
            <text:p text:style-name="P7"/>
            <text:p text:style-name="P7">The men drove their mercedes into garages and hoped no theives have the keys to the buildings</text:p>
            <text:p text:style-name="P7"/>
          </table:table-cell>
        </table:table-row>
        <table:table-row table:style-name="Table2.1">
          <table:table-cell table:style-name="Table2.A1" office:value-type="string">
            <text:p text:style-name="P2">The chief focus of this task is investi­</text:p>
            <text:p text:style-name="P2">gating the larva and developing a</text:p>
            <text:p text:style-name="P2">criterion for distinguishing its</text:p>
            <text:p text:style-name="P2">response to an environmental stimu­</text:p>
            <text:p text:style-name="P2">lus from any similar phenomenon at a</text:p>
            <text:p text:style-name="P2">later stage.</text:p>
            <text:p text:style-name="P2"/>
          </table:table-cell>
          <table:table-cell table:style-name="Table2.B1" office:value-type="string">
            <text:p text:style-name="P7"/>
            <text:p text:style-name="P7">The chief foci (blergh!!!) of those tasks were investigating and developing criteria for distinguishing its response to environmental stimulii from any similar phenomena at later stages.</text:p>
          </table:table-cell>
        </table:table-row>
      </table:table>
      <text:p text:style-name="P2"><text:s/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Standard"/>
      <text:p text:style-name="P1">10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>lexeme</text:p>
          </table:table-cell>
          <table:table-cell table:style-name="Table5.C1" office:value-type="string">
            <text:p text:style-name="P7">inflection</text:p>
          </table:table-cell>
        </table:table-row>
        <table:table-row table:style-name="Table5.1">
          <table:table-cell table:style-name="Table5.A1" office:value-type="string">
            <text:p text:style-name="P7">our</text:p>
          </table:table-cell>
          <table:table-cell table:style-name="Table5.A1" office:value-type="string">
            <text:p text:style-name="P7">we</text:p>
          </table:table-cell>
          <table:table-cell table:style-name="Table5.C1" office:value-type="string">
            <text:p text:style-name="P7"><text:bookmark-start text:name="__DdeLink__5639_562427849"/>(non-reflexive dependent)<text:bookmark-end text:name="__DdeLink__5639_562427849"/> genitive</text:p>
          </table:table-cell>
        </table:table-row>
        <table:table-row table:style-name="Table5.1">
          <table:table-cell table:style-name="Table5.A1" office:value-type="string">
            <text:p text:style-name="P7">children</text:p>
          </table:table-cell>
          <table:table-cell table:style-name="Table5.A1" office:value-type="string">
            <text:p text:style-name="P7">child</text:p>
          </table:table-cell>
          <table:table-cell table:style-name="Table5.C1" office:value-type="string">
            <text:p text:style-name="P7">plural</text:p>
          </table:table-cell>
        </table:table-row>
        <table:table-row table:style-name="Table5.1">
          <table:table-cell table:style-name="Table5.A1" office:value-type="string">
            <text:p text:style-name="P7">said</text:p>
          </table:table-cell>
          <table:table-cell table:style-name="Table5.A1" office:value-type="string">
            <text:p text:style-name="P7">say</text:p>
          </table:table-cell>
          <table:table-cell table:style-name="Table5.C1" office:value-type="string">
            <text:p text:style-name="P7">preterie</text:p>
          </table:table-cell>
        </table:table-row>
        <table:table-row table:style-name="Table5.1">
          <table:table-cell table:style-name="Table5.A1" office:value-type="string">
            <text:p text:style-name="P7">her</text:p>
          </table:table-cell>
          <table:table-cell table:style-name="Table5.A1" office:value-type="string">
            <text:p text:style-name="P7">she</text:p>
          </table:table-cell>
          <table:table-cell table:style-name="Table5.C1" office:value-type="string">
            <text:p text:style-name="P7">(non-reflexive dependent) genitive</text:p>
          </table:table-cell>
        </table:table-row>
        <table:table-row table:style-name="Table5.1">
          <table:table-cell table:style-name="Table5.A1" office:value-type="string">
            <text:p text:style-name="P7">earlier</text:p>
          </table:table-cell>
          <table:table-cell table:style-name="Table5.A1" office:value-type="string">
            <text:p text:style-name="P7">early</text:p>
          </table:table-cell>
          <table:table-cell table:style-name="Table5.C1" office:value-type="string">
            <text:p text:style-name="P7">comparative</text:p>
          </table:table-cell>
        </table:table-row>
        <table:table-row table:style-name="Table5.1">
          <table:table-cell table:style-name="Table5.A1" office:value-type="string">
            <text:p text:style-name="P7">stories</text:p>
          </table:table-cell>
          <table:table-cell table:style-name="Table5.A1" office:value-type="string">
            <text:p text:style-name="P7">story</text:p>
          </table:table-cell>
          <table:table-cell table:style-name="Table5.C1" office:value-type="string">
            <text:p text:style-name="P7">plural</text:p>
          </table:table-cell>
        </table:table-row>
        <table:table-row table:style-name="Table5.1">
          <table:table-cell table:style-name="Table5.A1" office:value-type="string">
            <text:p text:style-name="P7">had</text:p>
          </table:table-cell>
          <table:table-cell table:style-name="Table5.A1" office:value-type="string">
            <text:p text:style-name="P7">have</text:p>
          </table:table-cell>
          <table:table-cell table:style-name="Table5.C1" office:value-type="string">
            <text:p text:style-name="P7">preterite</text:p>
          </table:table-cell>
        </table:table-row>
        <table:table-row table:style-name="Table5.1">
          <table:table-cell table:style-name="Table5.A1" office:value-type="string">
            <text:p text:style-name="P7">been</text:p>
          </table:table-cell>
          <table:table-cell table:style-name="Table5.A1" office:value-type="string">
            <text:p text:style-name="P7">be</text:p>
          </table:table-cell>
          <table:table-cell table:style-name="Table5.C1" office:value-type="string">
            <text:p text:style-name="P7">past particle</text:p>
          </table:table-cell>
        </table:table-row>
        <table:table-row table:style-name="Table5.1">
          <table:table-cell table:style-name="Table5.A1" office:value-type="string">
            <text:p text:style-name="P7">her</text:p>
          </table:table-cell>
          <table:table-cell table:style-name="Table5.A1" office:value-type="string">
            <text:p text:style-name="P7">she</text:p>
          </table:table-cell>
          <table:table-cell table:style-name="Table5.C1" office:value-type="string">
            <text:p text:style-name="P7">(non-reflexive dependent) genitive </text:p>
          </table:table-cell>
        </table:table-row>
        <table:table-row table:style-name="Table5.1">
          <table:table-cell table:style-name="Table5.A1" office:value-type="string">
            <text:p text:style-name="P7">worst</text:p>
          </table:table-cell>
          <table:table-cell table:style-name="Table5.A1" office:value-type="string">
            <text:p text:style-name="P7">bad</text:p>
          </table:table-cell>
          <table:table-cell table:style-name="Table5.C1" office:value-type="string">
            <text:p text:style-name="P7">superlativ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07:26:42.024417433</meta:creation-date>
    <dc:date>2021-04-08T12:06:46.706864828</dc:date>
    <meta:editing-duration>PT9M20S</meta:editing-duration>
    <meta:editing-cycles>3</meta:editing-cycles>
    <meta:generator>LibreOffice/5.2.7.2$Linux_X86_64 LibreOffice_project/20m0$Build-2</meta:generator>
    <meta:document-statistic meta:table-count="5" meta:image-count="0" meta:object-count="0" meta:page-count="4" meta:paragraph-count="89" meta:word-count="596" meta:character-count="3358" meta:non-whitespace-character-count="2814"/>
  </office:meta>
</office:document-meta>
</file>